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333333" fo:padding="0.097cm" fo:border="0.5pt solid #000000">
        <style:background-image/>
      </style:table-cell-properties>
    </style:style>
    <style:style style:name="P1" style:family="paragraph" style:parent-style-name="Heading_20_1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c61778" officeooo:paragraph-rsid="00c61778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2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3" style:family="paragraph" style:parent-style-name="Heading_20_2">
      <style:text-properties officeooo:paragraph-rsid="00c9dab0"/>
    </style:style>
    <style:style style:name="P4" style:family="paragraph" style:parent-style-name="Preformatted_20_Text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 style:list-style-name="L7">
      <style:paragraph-properties fo:margin-top="0cm" fo:margin-bottom="0cm" style:contextual-spacing="false" fo:orphans="2" fo:widows="2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7" style:family="paragraph" style:parent-style-name="Preformatted_20_Text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officeooo:paragraph-rsid="00c789fb" fo:background-color="transparent" style:font-size-asian="12pt" style:font-size-complex="12pt"/>
    </style:style>
    <style:style style:name="P9" style:family="paragraph" style:parent-style-name="Preformatted_20_Text" style:list-style-name="L7">
      <style:paragraph-properties fo:margin-top="0cm" fo:margin-bottom="0cm" style:contextual-spacing="false" fo:orphans="2" fo:widows="2" fo:padding="0cm" fo:border="none"/>
      <style:text-properties fo:font-variant="normal" fo:text-transform="none" style:use-window-font-color="true" loext:opacity="0%" style:font-name="Liberation Sans" fo:font-size="12pt" fo:letter-spacing="normal" style:font-size-asian="12pt" style:font-size-complex="12pt"/>
    </style:style>
    <style:style style:name="P10" style:family="paragraph" style:parent-style-name="Preformatted_20_Text" style:list-style-name="L9"/>
    <style:style style:name="P11" style:family="paragraph" style:parent-style-name="Preformatted_20_Text" style:list-style-name="L9">
      <style:paragraph-properties fo:margin-top="0cm" fo:margin-bottom="0cm" style:contextual-spacing="false" fo:orphans="2" fo:widows="2" fo:padding="0cm" fo:border="none"/>
      <style:text-properties style:use-window-font-color="true" loext:opacity="0%" style:font-name="Liberation Sans" fo:font-size="12pt" style:font-size-asian="12pt" style:font-size-complex="12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c61778" officeooo:paragraph-rsid="00c61778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c61778" officeooo:paragraph-rsid="00c61778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caceae" officeooo:paragraph-rsid="00caceae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fo:background-color="transparent" style:font-size-asian="12pt" style:font-size-complex="12pt"/>
    </style:style>
    <style:style style:name="P16" style:family="paragraph" style:parent-style-name="Text_20_body" style:list-style-name="L13">
      <style:paragraph-properties fo:margin-top="0cm" fo:margin-bottom="0cm" style:contextual-spacing="false" style:line-height-at-least="0.741cm" fo:orphans="2" fo:widows="2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fo:background-color="transparent" style:font-size-asian="12pt" style:font-size-complex="12pt"/>
    </style:style>
    <style:style style:name="P17" style:family="paragraph" style:parent-style-name="Text_20_body" style:list-style-name="L15">
      <style:paragraph-properties fo:margin-top="0cm" fo:margin-bottom="0cm" style:contextual-spacing="false" style:line-height-at-least="0.741cm" fo:orphans="2" fo:widows="2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fo:background-color="transparent" style:font-size-asian="12pt" style:font-size-complex="12pt"/>
    </style:style>
    <style:style style:name="P18" style:family="paragraph" style:parent-style-name="Text_20_body" style:list-style-name="L17">
      <style:paragraph-properties fo:margin-top="0cm" fo:margin-bottom="0cm" style:contextual-spacing="false" style:line-height-at-least="0.741cm" fo:orphans="2" fo:widows="2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fo:background-color="transparent" style:font-size-asian="12pt" style:font-size-complex="12pt"/>
    </style:style>
    <style:style style:name="P19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margin-top="0.344cm" fo:margin-bottom="0cm" style:contextual-spacing="false" style:line-height-at-least="0.741cm" fo:orphans="2" fo:widows="2" fo:text-indent="0cm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7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paragraph-rsid="00c789fb" style:font-size-asian="12pt" style:font-size-complex="12pt"/>
    </style:style>
    <style:style style:name="P24" style:family="paragraph" style:parent-style-name="Text_20_body" style:list-style-name="L7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fo:background-color="#292a2d" style:font-size-asian="12pt" style:font-size-complex="12pt" loext:padding="0cm" loext:border="none"/>
    </style:style>
    <style:style style:name="P25" style:family="paragraph" style:parent-style-name="Text_20_body" style:list-style-name="L9">
      <style:paragraph-properties fo:margin-left="0.212cm" fo:margin-right="0cm" fo:margin-top="0.344cm" fo:margin-bottom="0.344cm" style:contextual-spacing="false" style:line-height-at-least="0.476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fo:background-color="#292a2d" style:font-size-asian="12pt" style:font-size-complex="12pt" loext:padding="0cm" loext:border="none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ccc728" officeooo:paragraph-rsid="00ccc728" fo:background-color="#ff0000" style:font-name-asian="Noto Serif CJK SC" style:font-size-asian="12pt" style:font-weight-asian="normal" style:font-name-complex="Lohit Devanagari1" style:font-size-complex="12pt" style:font-weight-complex="normal"/>
    </style:style>
    <style:style style:name="P27" style:family="paragraph" style:parent-style-name="Text_20_body" style:list-style-name="L8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8" style:family="paragraph" style:parent-style-name="Text_20_body" style:list-style-name="L9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9" style:family="paragraph" style:parent-style-name="Text_20_body" style:list-style-name="L10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30" style:family="paragraph" style:parent-style-name="Text_20_body" style:list-style-name="L11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31" style:family="paragraph" style:parent-style-name="Text_20_body" style:list-style-name="L14">
      <style:paragraph-properties fo:margin-top="0cm" fo:margin-bottom="0cm" style:contextual-spacing="false" style:line-height-at-least="0.741cm" fo:orphans="2" fo:widows="2" fo:padding="0cm" fo:border="none"/>
    </style:style>
    <style:style style:name="P32" style:family="paragraph" style:parent-style-name="Text_20_body" style:list-style-name="L16">
      <style:paragraph-properties fo:margin-top="0cm" fo:margin-bottom="0cm" style:contextual-spacing="false" style:line-height-at-least="0.741cm" fo:orphans="2" fo:widows="2" fo:padding="0cm" fo:border="none"/>
    </style:style>
    <style:style style:name="P33" style:family="paragraph" style:parent-style-name="Text_20_body" style:list-style-name="L17">
      <style:paragraph-properties fo:margin-top="0cm" fo:margin-bottom="0cm" style:contextual-spacing="false" style:line-height-at-least="0.741cm" fo:orphans="2" fo:widows="2" fo:padding="0cm" fo:border="none"/>
    </style:style>
    <style:style style:name="P34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style:use-window-font-color="true" loext:opacity="0%" style:font-name="Liberation Sans" fo:font-size="12pt" style:font-size-asian="12pt" style:font-size-complex="12pt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use-window-font-color="true" loext:opacity="0%" style:font-name="Liberation Sans" fo:font-size="12pt" officeooo:paragraph-rsid="00c61778" fo:background-color="transparent" style:font-size-asian="12pt" style:font-size-complex="12pt" loext:padding="0cm" loext:border="none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style:use-window-font-color="true" loext:opacity="0%" style:font-name="Liberation Sans" fo:font-size="12pt" fo:letter-spacing="normal" fo:font-style="normal" fo:font-weight="bold" fo:background-color="#424242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style:use-window-font-color="true" loext:opacity="0%" style:font-name="Liberation Sans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Liberation Sans" fo:font-size="12pt" fo:letter-spacing="normal" fo:font-style="normal" fo:font-weight="bold" fo:background-color="transparent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style:use-window-font-color="true" loext:opacity="0%" style:font-name="Liberation Sans" fo:font-size="12pt" fo:letter-spacing="normal" fo:font-style="normal" fo:font-weight="bold" fo:background-color="transparent" loext:char-shading-value="0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color="#e9ae7e" loext:opacity="100%"/>
    </style:style>
    <style:style style:name="T10" style:family="text">
      <style:text-properties fo:color="#c699e3" loext:opacity="100%"/>
    </style:style>
    <style:style style:name="T11" style:family="text">
      <style:text-properties fo:color="#e3eaf2" loext:opacity="100%"/>
    </style:style>
    <style:style style:name="T12" style:family="text">
      <style:text-properties fo:color="#8da1b9" loext:opacity="100%"/>
    </style:style>
    <style:style style:name="T13" style:family="text">
      <style:text-properties fo:color="#91d076" loext:opacity="100%"/>
    </style:style>
    <style:style style:name="T14" style:family="text">
      <style:text-properties fo:color="#e6d37a" loext:opacity="100%"/>
    </style:style>
    <style:style style:name="T15" style:family="text">
      <style:text-properties fo:color="#6cb8e6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ula 22: Programacao em dispositivos massivamente paralelos(extras)</text:p>
      <text:h text:style-name="P1" text:outline-level="1">Programação em CUDA: Conceitos Básicos</text:h>
      <text:p text:style-name="P23">Vou explicar os conceitos fundamentais de programação em CUDA que você mencionou:</text:p>
      <text:h text:style-name="Heading_20_2" text:outline-level="2"><text:span text:style-name="Source_20_Text">Funções __global__:(kernel, funcao que vai rodas na GPU)</text:span></text:h>
      <text:p text:style-name="P19">São funções que:</text:p>
      <text:list xml:id="list3151452446" text:style-name="L7">
        <text:list-item>
          <text:p text:style-name="P21">São executadas na GPU (device)</text:p>
        </text:list-item>
        <text:list-item>
          <text:p text:style-name="P21">São chamadas pela CPU (host)</text:p>
        </text:list-item>
        <text:list-item>
          <text:p text:style-name="P21">Podem ser configuradas com uma configuração de execução especial (grid/block)</text:p>
        </text:list-item>
        <text:list-item>
          <text:p text:style-name="P22">Exemplo:</text:p>
          <text:p text:style-name="P24"/>
          <text:p text:style-name="P4">__global__ void minhaFuncaoGPU(float *dados) {</text:p>
          <text:p text:style-name="P9"><text:s text:c="4"/><text:span text:style-name="T1">// Código executado na GPU</text:span></text:p>
          <text:p text:style-name="P5">}</text:p>
          <text:p text:style-name="P5"/>
        </text:list-item>
      </text:list>
      <text:h text:style-name="Heading_20_2" text:outline-level="2">Hierarquia de Threads e Blocks</text:h>
      <text:p text:style-name="P23">O CUDA organiza a execução em uma hierarquia:</text:p>
      <text:list xml:id="list2479476806" text:style-name="L8">
        <text:list-item>
          <text:p text:style-name="P27"><text:span text:style-name="Strong_20_Emphasis"><text:span text:style-name="T3">Threads</text:span></text:span><text:span text:style-name="T6">: Unidade básica de execução (similar a threads em CPU)</text:span></text:p>
        </text:list-item>
        <text:list-item>
          <text:p text:style-name="P27"><text:span text:style-name="Strong_20_Emphasis"><text:span text:style-name="T3">Blocks</text:span></text:span><text:span text:style-name="T6">: Grupo de threads que podem cooperar e compartilhar memória</text:span></text:p>
        </text:list-item>
        <text:list-item>
          <text:p text:style-name="P27"><text:span text:style-name="Strong_20_Emphasis"><text:span text:style-name="T3">Grid</text:span></text:span><text:span text:style-name="T6">: Coleção de blocks que executam a mesma função kernel</text:span></text:p>
        </text:list-item>
      </text:list>
      <text:h text:style-name="P2" text:outline-level="2">Gerenciamento de Memória</text:h>
      <text:list xml:id="list3371923190" text:style-name="L9">
        <text:list-item>
          <text:p text:style-name="P28"><text:span text:style-name="Source_20_Text"><text:span text:style-name="T2">cudaMalloc</text:span></text:span><text:span text:style-name="T6">: Aloca memória na GPU</text:span></text:p>
          <text:p text:style-name="P25"/>
          <text:p text:style-name="P10">float *dadosGPU;</text:p>
          <text:p text:style-name="P10">cudaMalloc(&amp;dadosGPU, size);</text:p>
        </text:list-item>
        <text:list-item>
          <text:p text:style-name="P28"><text:span text:style-name="Source_20_Text"><text:span text:style-name="T2">cudaMemcpy</text:span></text:span><text:span text:style-name="T6">: Transfere dados entre CPU e GPU</text:span></text:p>
          <text:p text:style-name="P6">// CPU → GPU</text:p>
          <text:p text:style-name="P10">cudaMemcpy(dadosGPU, dadosCPU, size, cudaMemcpyHostToDevice);</text:p>
          <text:p text:style-name="P11"/>
          <text:p text:style-name="P7">// GPU → CPU</text:p>
          <text:p text:style-name="P10">cudaMemcpy(dadosCPU, dadosGPU, size, cudaMemcpyDeviceToHost);</text:p>
        </text:list-item>
        <text:list-item>
          <text:p text:style-name="P28"><text:span text:style-name="Source_20_Text"><text:span text:style-name="T2">cudaFree</text:span></text:span><text:span text:style-name="T6">: Libera memória alocada na GPU</text:span></text:p>
          <text:p text:style-name="P10"><text:soft-page-break/>cudaFree(dadosGPU);</text:p>
        </text:list-item>
      </text:list>
      <text:h text:style-name="P3" text:outline-level="2">Cálculo de Índices Tridimensionais</text:h>
      <text:h text:style-name="P3" text:outline-level="2"><text:span text:style-name="T6">Para acessar elementos em estruturas multidimensionais, usamos:</text:span></text:h>
      <text:list xml:id="list2810425995" text:style-name="L10">
        <text:list-item>
          <text:p text:style-name="P29"><text:span text:style-name="Source_20_Text"><text:span text:style-name="T2">threadIdx.x/y/z</text:span></text:span><text:span text:style-name="T6">: ID da thread dentro do bloco</text:span></text:p>
        </text:list-item>
        <text:list-item>
          <text:p text:style-name="P29"><text:span text:style-name="Source_20_Text"><text:span text:style-name="T2">blockIdx.x/y/z</text:span></text:span><text:span text:style-name="T6">: ID do bloco dentro do grid</text:span></text:p>
        </text:list-item>
        <text:list-item>
          <text:p text:style-name="P29"><text:span text:style-name="Source_20_Text"><text:span text:style-name="T2">blockDim.x/y/z</text:span></text:span><text:span text:style-name="T6">: Dimensão do bloco (número de threads por dimensão)</text:span></text:p>
        </text:list-item>
      </text:list>
      <text:p text:style-name="P34"><text:span text:style-name="T8">Exemplo para array 1D:</text:span></text:p>
      <text:p text:style-name="Preformatted_20_Text">int idx = blockIdx.x * blockDim.x + threadIdx.x;</text:p>
      <text:p text:style-name="P19">Exemplo para array 2D:</text:p>
      <text:p text:style-name="Preformatted_20_Text"/>
      <text:p text:style-name="Preformatted_20_Text">int x = blockIdx.x * blockDim.x + threadIdx.x;</text:p>
      <text:p text:style-name="Preformatted_20_Text">int y = blockIdx.y * blockDim.y + threadIdx.y;</text:p>
      <text:p text:style-name="Preformatted_20_Text">int idx = y * width + x;</text:p>
      <text:p text:style-name="P20">Esses conceitos formam a base da programação paralela em GPUs usando CUDA, permitindo que você explore o poder de processamento massivamente paralelo desses dispositivos.</text:p>
      <text:p text:style-name="P1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reformatted_20_Text">#<text:span text:style-name="T9">include</text:span> <text:span text:style-name="T13">&lt;stdio.h&gt;</text:span></text:p>
            <text:p text:style-name="Preformatted_20_Text">#<text:span text:style-name="T9">include</text:span> <text:span text:style-name="T13">&lt;cuda_runtime.h&gt;</text:span></text:p>
            <text:p text:style-name="Preformatted_20_Text"/>
            <text:p text:style-name="Preformatted_20_Text">// Kernel CUDA para soma de vetores</text:p>
            <text:p text:style-name="Preformatted_20_Text">__global__ <text:span text:style-name="T9">void</text:span> <text:span text:style-name="T10">vectorAdd</text:span><text:span text:style-name="T11">(</text:span><text:span text:style-name="T9">const</text:span> <text:span text:style-name="T9">float</text:span> <text:span text:style-name="T9">*</text:span>A<text:span text:style-name="T11">,</text:span> <text:span text:style-name="T9">const</text:span> <text:span text:style-name="T9">float</text:span> <text:span text:style-name="T9">*</text:span>B<text:span text:style-name="T11">,</text:span> <text:span text:style-name="T9">float</text:span> <text:span text:style-name="T9">*</text:span>C<text:span text:style-name="T11">,</text:span> <text:span text:style-name="T9">int</text:span> numElements<text:span text:style-name="T11">)</text:span> <text:span text:style-name="T11">{</text:span></text:p>
            <text:p text:style-name="Preformatted_20_Text"><text:s text:c="4"/><text:span text:style-name="T9">int</text:span> i <text:span text:style-name="T9">=</text:span> blockDim<text:span text:style-name="T11">.</text:span>x <text:span text:style-name="T9">*</text:span> blockIdx<text:span text:style-name="T11">.</text:span>x <text:span text:style-name="T9">+</text:span> threadIdx<text:span text:style-name="T11">.</text:span>x<text:span text:style-name="T11">;</text:span></text:p>
            <text:p text:style-name="Preformatted_20_Text"><text:s text:c="4"/></text:p>
            <text:p text:style-name="Preformatted_20_Text"><text:s text:c="4"/><text:span text:style-name="T9">if</text:span> <text:span text:style-name="T11">(</text:span>i <text:span text:style-name="T9">&lt;</text:span> numElements<text:span text:style-name="T11">)</text:span> <text:span text:style-name="T11">{</text:span></text:p>
            <text:p text:style-name="Preformatted_20_Text"><text:s text:c="8"/>C<text:span text:style-name="T11">[</text:span>i<text:span text:style-name="T11">]</text:span> <text:span text:style-name="T9">=</text:span> A<text:span text:style-name="T11">[</text:span>i<text:span text:style-name="T11">]</text:span> <text:span text:style-name="T9">+</text:span> B<text:span text:style-name="T11">[</text:span>i<text:span text:style-name="T11">];</text:span></text:p>
            <text:p text:style-name="Preformatted_20_Text"><text:s text:c="4"/><text:span text:style-name="T11">}</text:span></text:p>
            <text:p text:style-name="Preformatted_20_Text">}</text:p>
            <text:p text:style-name="Preformatted_20_Text"/>
            <text:p text:style-name="Preformatted_20_Text"><text:span text:style-name="T9">int</text:span> <text:span text:style-name="T10">main</text:span><text:span text:style-name="T11">(</text:span><text:span text:style-name="T9">void</text:span><text:span text:style-name="T11">)</text:span> <text:span text:style-name="T11">{</text:span></text:p>
            <text:p text:style-name="Preformatted_20_Text"><text:s text:c="4"/><text:span text:style-name="T12">// Tamanho dos vetores (1M elementos)</text:span></text:p>
            <text:p text:style-name="Preformatted_20_Text"><text:s text:c="4"/><text:span text:style-name="T9">int</text:span> numElements <text:span text:style-name="T9">=</text:span> <text:span text:style-name="T14">1</text:span> <text:span text:style-name="T9">&lt;&lt;</text:span> <text:span text:style-name="T14">20</text:span><text:span text:style-name="T11">;</text:span></text:p>
            <text:p text:style-name="Preformatted_20_Text"><text:s text:c="4"/><text:span text:style-name="T15">size_t</text:span> size <text:span text:style-name="T9">=</text:span> numElements <text:span text:style-name="T9">*</text:span> <text:span text:style-name="T9">sizeof</text:span><text:span text:style-name="T11">(</text:span><text:span text:style-name="T9">float</text:span><text:span text:style-name="T11">);</text:span></text:p>
            <text:p text:style-name="Preformatted_20_Text"><text:s text:c="4"/><text:span text:style-name="T10">printf</text:span><text:span text:style-name="T11">(</text:span><text:span text:style-name="T13">"[Soma de vetores de %d elementos]\n"</text:span><text:span text:style-name="T11">,</text:span> numElements<text:span text:style-name="T11">);</text:span></text:p>
            <text:p text:style-name="Preformatted_20_Text"/>
            <text:p text:style-name="Preformatted_20_Text"><text:s text:c="4"/><text:span text:style-name="T12">// Aloca memória na CPU</text:span></text:p>
            <text:p text:style-name="Preformatted_20_Text"><text:s text:c="4"/><text:span text:style-name="T9">float</text:span> <text:span text:style-name="T9">*</text:span>h_A <text:span text:style-name="T9">=</text:span> <text:span text:style-name="T11">(</text:span><text:span text:style-name="T9">float</text:span> <text:span text:style-name="T9">*</text:span><text:span text:style-name="T11">)</text:span><text:span text:style-name="T10">malloc</text:span><text:span text:style-name="T11">(</text:span>size<text:span text:style-name="T11">);</text:span></text:p>
            <text:p text:style-name="Preformatted_20_Text"><text:s text:c="4"/><text:span text:style-name="T9">float</text:span> <text:span text:style-name="T9">*</text:span>h_B <text:span text:style-name="T9">=</text:span> <text:span text:style-name="T11">(</text:span><text:span text:style-name="T9">float</text:span> <text:span text:style-name="T9">*</text:span><text:span text:style-name="T11">)</text:span><text:span text:style-name="T10">malloc</text:span><text:span text:style-name="T11">(</text:span>size<text:span text:style-name="T11">);</text:span></text:p>
            <text:p text:style-name="Preformatted_20_Text"><text:s text:c="4"/><text:span text:style-name="T9">float</text:span> <text:span text:style-name="T9">*</text:span>h_C <text:span text:style-name="T9">=</text:span> <text:span text:style-name="T11">(</text:span><text:span text:style-name="T9">float</text:span> <text:span text:style-name="T9">*</text:span><text:span text:style-name="T11">)</text:span><text:span text:style-name="T10">malloc</text:span><text:span text:style-name="T11">(</text:span>size<text:span text:style-name="T11">);</text:span></text:p>
            <text:p text:style-name="Preformatted_20_Text"/>
            <text:p text:style-name="Preformatted_20_Text"><text:s text:c="4"/><text:span text:style-name="T12">// Inicializa os vetores de entrada</text:span></text:p>
            <text:p text:style-name="Preformatted_20_Text"><text:s text:c="4"/><text:span text:style-name="T9">for</text:span> <text:span text:style-name="T11">(</text:span><text:span text:style-name="T9">int</text:span> i <text:span text:style-name="T9">=</text:span> <text:span text:style-name="T14">0</text:span><text:span text:style-name="T11">;</text:span> i <text:span text:style-name="T9">&lt;</text:span> numElements<text:span text:style-name="T11">;</text:span> <text:span text:style-name="T9">++</text:span>i<text:span text:style-name="T11">)</text:span> <text:span text:style-name="T11">{</text:span></text:p>
            <text:p text:style-name="Preformatted_20_Text"><text:s text:c="8"/>h_A<text:span text:style-name="T11">[</text:span>i<text:span text:style-name="T11">]</text:span> <text:span text:style-name="T9">=</text:span> <text:span text:style-name="T10">rand</text:span><text:span text:style-name="T11">()</text:span><text:span text:style-name="T9">/</text:span><text:span text:style-name="T11">(</text:span><text:span text:style-name="T9">float</text:span><text:span text:style-name="T11">)</text:span>RAND_MAX<text:span text:style-name="T11">;</text:span></text:p>
            <text:p text:style-name="Preformatted_20_Text"><text:s text:c="8"/>h_B<text:span text:style-name="T11">[</text:span>i<text:span text:style-name="T11">]</text:span> <text:span text:style-name="T9">=</text:span> <text:span text:style-name="T10">rand</text:span><text:span text:style-name="T11">()</text:span><text:span text:style-name="T9">/</text:span><text:span text:style-name="T11">(</text:span><text:span text:style-name="T9">float</text:span><text:span text:style-name="T11">)</text:span>RAND_MAX<text:span text:style-name="T11">;</text:span></text:p>
            <text:p text:style-name="Preformatted_20_Text"><text:s text:c="4"/><text:span text:style-name="T11">}</text:span></text:p>
            <text:p text:style-name="Preformatted_20_Text"/>
            <text:p text:style-name="Preformatted_20_Text"><text:soft-page-break/><text:s text:c="4"/><text:span text:style-name="T12">// Aloca memória na GPU</text:span></text:p>
            <text:p text:style-name="Preformatted_20_Text"><text:s text:c="4"/><text:span text:style-name="T9">float</text:span> <text:span text:style-name="T9">*</text:span>d_A <text:span text:style-name="T9">=</text:span> <text:span text:style-name="T14">NULL</text:span><text:span text:style-name="T11">;</text:span></text:p>
            <text:p text:style-name="Preformatted_20_Text"><text:s text:c="4"/><text:span text:style-name="T9">float</text:span> <text:span text:style-name="T9">*</text:span>d_B <text:span text:style-name="T9">=</text:span> <text:span text:style-name="T14">NULL</text:span><text:span text:style-name="T11">;</text:span></text:p>
            <text:p text:style-name="Preformatted_20_Text"><text:s text:c="4"/><text:span text:style-name="T9">float</text:span> <text:span text:style-name="T9">*</text:span>d_C <text:span text:style-name="T9">=</text:span> <text:span text:style-name="T14">NULL</text:span><text:span text:style-name="T11">;</text:span></text:p>
            <text:p text:style-name="Preformatted_20_Text"><text:s text:c="4"/><text:span text:style-name="T10">cudaMalloc</text:span><text:span text:style-name="T11">((</text:span><text:span text:style-name="T9">void</text:span> <text:span text:style-name="T9">**</text:span><text:span text:style-name="T11">)</text:span><text:span text:style-name="T9">&amp;</text:span>d_A<text:span text:style-name="T11">,</text:span> size<text:span text:style-name="T11">);</text:span></text:p>
            <text:p text:style-name="Preformatted_20_Text"><text:s text:c="4"/><text:span text:style-name="T10">cudaMalloc</text:span><text:span text:style-name="T11">((</text:span><text:span text:style-name="T9">void</text:span> <text:span text:style-name="T9">**</text:span><text:span text:style-name="T11">)</text:span><text:span text:style-name="T9">&amp;</text:span>d_B<text:span text:style-name="T11">,</text:span> size<text:span text:style-name="T11">);</text:span></text:p>
            <text:p text:style-name="Preformatted_20_Text"><text:s text:c="4"/><text:span text:style-name="T10">cudaMalloc</text:span><text:span text:style-name="T11">((</text:span><text:span text:style-name="T9">void</text:span> <text:span text:style-name="T9">**</text:span><text:span text:style-name="T11">)</text:span><text:span text:style-name="T9">&amp;</text:span>d_C<text:span text:style-name="T11">,</text:span> size<text:span text:style-name="T11">);</text:span></text:p>
            <text:p text:style-name="Preformatted_20_Text"/>
            <text:p text:style-name="Preformatted_20_Text"><text:s text:c="4"/><text:span text:style-name="T12">// Copia dados da CPU para GPU</text:span></text:p>
            <text:p text:style-name="Preformatted_20_Text"><text:s text:c="4"/><text:span text:style-name="T10">cudaMemcpy</text:span><text:span text:style-name="T11">(</text:span>d_A<text:span text:style-name="T11">,</text:span> h_A<text:span text:style-name="T11">,</text:span> size<text:span text:style-name="T11">,</text:span> cudaMemcpyHostToDevice<text:span text:style-name="T11">);</text:span></text:p>
            <text:p text:style-name="Preformatted_20_Text"><text:s text:c="4"/><text:span text:style-name="T10">cudaMemcpy</text:span><text:span text:style-name="T11">(</text:span>d_B<text:span text:style-name="T11">,</text:span> h_B<text:span text:style-name="T11">,</text:span> size<text:span text:style-name="T11">,</text:span> cudaMemcpyHostToDevice<text:span text:style-name="T11">);</text:span></text:p>
            <text:p text:style-name="Preformatted_20_Text"/>
            <text:p text:style-name="Preformatted_20_Text"><text:s text:c="4"/><text:span text:style-name="T12">// Configuração de execução</text:span></text:p>
            <text:p text:style-name="Preformatted_20_Text"><text:s text:c="4"/><text:span text:style-name="T9">int</text:span> threadsPerBlock <text:span text:style-name="T9">=</text:span> <text:span text:style-name="T14">256</text:span><text:span text:style-name="T11">;</text:span></text:p>
            <text:p text:style-name="Preformatted_20_Text"><text:s text:c="4"/><text:span text:style-name="T9">int</text:span> blocksPerGrid <text:span text:style-name="T9">=</text:span> <text:span text:style-name="T11">(</text:span>numElements <text:span text:style-name="T9">+</text:span> threadsPerBlock <text:span text:style-name="T9">-</text:span> <text:span text:style-name="T14">1</text:span><text:span text:style-name="T11">)</text:span> <text:span text:style-name="T9">/</text:span> threadsPerBlock<text:span text:style-name="T11">;</text:span></text:p>
            <text:p text:style-name="Preformatted_20_Text"><text:s text:c="4"/><text:span text:style-name="T10">printf</text:span><text:span text:style-name="T11">(</text:span><text:span text:style-name="T13">"CUDA kernel launch with %d blocks of %d threads\n"</text:span><text:span text:style-name="T11">,</text:span> blocksPerGrid<text:span text:style-name="T11">,</text:span> threadsPerBlock<text:span text:style-name="T11">);</text:span></text:p>
            <text:p text:style-name="Preformatted_20_Text"/>
            <text:p text:style-name="Preformatted_20_Text"><text:s text:c="4"/><text:span text:style-name="T12">// Executa o kernel</text:span></text:p>
            <text:p text:style-name="Preformatted_20_Text"><text:s text:c="4"/>vectorAdd<text:span text:style-name="T9">&lt;&lt;&lt;</text:span>blocksPerGrid<text:span text:style-name="T11">,</text:span> threadsPerBlock<text:span text:style-name="T9">&gt;&gt;&gt;</text:span><text:span text:style-name="T11">(</text:span>d_A<text:span text:style-name="T11">,</text:span> d_B<text:span text:style-name="T11">,</text:span> d_C<text:span text:style-name="T11">,</text:span> numElements<text:span text:style-name="T11">);</text:span></text:p>
            <text:p text:style-name="Preformatted_20_Text"/>
            <text:p text:style-name="Preformatted_20_Text"><text:s text:c="4"/><text:span text:style-name="T12">// Copia o resultado de volta para CPU</text:span></text:p>
            <text:p text:style-name="Preformatted_20_Text"><text:s text:c="4"/><text:span text:style-name="T10">cudaMemcpy</text:span><text:span text:style-name="T11">(</text:span>h_C<text:span text:style-name="T11">,</text:span> d_C<text:span text:style-name="T11">,</text:span> size<text:span text:style-name="T11">,</text:span> cudaMemcpyDeviceToHost<text:span text:style-name="T11">);</text:span></text:p>
            <text:p text:style-name="Preformatted_20_Text"/>
            <text:p text:style-name="Preformatted_20_Text"><text:s text:c="4"/><text:span text:style-name="T12">// Verifica o resultado</text:span></text:p>
            <text:p text:style-name="Preformatted_20_Text"><text:s text:c="4"/><text:span text:style-name="T9">for</text:span> <text:span text:style-name="T11">(</text:span><text:span text:style-name="T9">int</text:span> i <text:span text:style-name="T9">=</text:span> <text:span text:style-name="T14">0</text:span><text:span text:style-name="T11">;</text:span> i <text:span text:style-name="T9">&lt;</text:span> numElements<text:span text:style-name="T11">;</text:span> <text:span text:style-name="T9">++</text:span>i<text:span text:style-name="T11">)</text:span> <text:span text:style-name="T11">{</text:span></text:p>
            <text:p text:style-name="Preformatted_20_Text"><text:s text:c="8"/><text:span text:style-name="T9">if</text:span> <text:span text:style-name="T11">(</text:span><text:span text:style-name="T10">fabs</text:span><text:span text:style-name="T11">(</text:span>h_A<text:span text:style-name="T11">[</text:span>i<text:span text:style-name="T11">]</text:span> <text:span text:style-name="T9">+</text:span> h_B<text:span text:style-name="T11">[</text:span>i<text:span text:style-name="T11">]</text:span> <text:span text:style-name="T9">-</text:span> h_C<text:span text:style-name="T11">[</text:span>i<text:span text:style-name="T11">])</text:span> <text:span text:style-name="T9">&gt;</text:span> <text:span text:style-name="T14">1e-5</text:span><text:span text:style-name="T11">)</text:span> <text:span text:style-name="T11">{</text:span></text:p>
            <text:p text:style-name="Preformatted_20_Text"><text:s text:c="12"/><text:span text:style-name="T10">fprintf</text:span><text:span text:style-name="T11">(</text:span><text:span text:style-name="T14">stderr</text:span><text:span text:style-name="T11">,</text:span> <text:span text:style-name="T13">"Result verification failed at element %d!\n"</text:span><text:span text:style-name="T11">,</text:span> i<text:span text:style-name="T11">);</text:span></text:p>
            <text:p text:style-name="Preformatted_20_Text"><text:s text:c="12"/><text:span text:style-name="T10">exit</text:span><text:span text:style-name="T11">(</text:span>EXIT_FAILURE<text:span text:style-name="T11">);</text:span></text:p>
            <text:p text:style-name="Preformatted_20_Text"><text:s text:c="8"/><text:span text:style-name="T11">}</text:span></text:p>
            <text:p text:style-name="Preformatted_20_Text"><text:s text:c="4"/><text:span text:style-name="T11">}</text:span></text:p>
            <text:p text:style-name="Preformatted_20_Text"/>
            <text:p text:style-name="Preformatted_20_Text"><text:s text:c="4"/><text:span text:style-name="T10">printf</text:span><text:span text:style-name="T11">(</text:span><text:span text:style-name="T13">"Test PASSED\n"</text:span><text:span text:style-name="T11">);</text:span></text:p>
            <text:p text:style-name="Preformatted_20_Text"/>
            <text:p text:style-name="Preformatted_20_Text"><text:s text:c="4"/><text:span text:style-name="T12">// Libera memória</text:span></text:p>
            <text:p text:style-name="Preformatted_20_Text"><text:s text:c="4"/><text:span text:style-name="T10">free</text:span><text:span text:style-name="T11">(</text:span>h_A<text:span text:style-name="T11">);</text:span></text:p>
            <text:p text:style-name="Preformatted_20_Text"><text:s text:c="4"/><text:span text:style-name="T10">free</text:span><text:span text:style-name="T11">(</text:span>h_B<text:span text:style-name="T11">);</text:span></text:p>
            <text:p text:style-name="Preformatted_20_Text"><text:s text:c="4"/><text:span text:style-name="T10">free</text:span><text:span text:style-name="T11">(</text:span>h_C<text:span text:style-name="T11">);</text:span></text:p>
            <text:p text:style-name="Preformatted_20_Text"><text:s text:c="4"/><text:span text:style-name="T10">cudaFree</text:span><text:span text:style-name="T11">(</text:span>d_A<text:span text:style-name="T11">);</text:span></text:p>
            <text:p text:style-name="Preformatted_20_Text"><text:s text:c="4"/><text:span text:style-name="T10">cudaFree</text:span><text:span text:style-name="T11">(</text:span>d_B<text:span text:style-name="T11">);</text:span></text:p>
            <text:p text:style-name="Preformatted_20_Text"><text:s text:c="4"/><text:span text:style-name="T10">cudaFree</text:span><text:span text:style-name="T11">(</text:span>d_C<text:span text:style-name="T11">);</text:span></text:p>
            <text:p text:style-name="Preformatted_20_Text"/>
            <text:p text:style-name="Preformatted_20_Text"><text:s text:c="4"/><text:span text:style-name="T9">return</text:span> <text:span text:style-name="T14">0</text:span><text:span text:style-name="T11">;</text:span></text:p>
            <text:p text:style-name="Preformatted_20_Text">}</text:p>
            <text:p text:style-name="Preformatted_20_Text"/>
          </table:table-cell>
        </table:table-row>
      </table:table>
      <text:p text:style-name="P35"/>
      <text:p text:style-name="P8">Explicação do Código:</text:p>
      <text:list xml:id="list2983502157" text:style-name="L11">
        <text:list-item>
          <text:p text:style-name="P30"><text:span text:style-name="Strong_20_Emphasis"><text:span text:style-name="T5">Kernel (</text:span></text:span><text:span text:style-name="Strong_20_Emphasis"><text:span text:style-name="Source_20_Text"><text:span text:style-name="T4">vectorAdd</text:span></text:span></text:span><text:span text:style-name="Strong_20_Emphasis"><text:span text:style-name="T5">)</text:span></text:span><text:span text:style-name="T7">:</text:span></text:p>
        </text:list-item>
      </text:list>
      <text:list xml:id="list2311698868" text:style-name="L17">
        <text:list-item>
          <text:p text:style-name="P18">Cada thread calcula um único elemento do vetor de saída</text:p>
        </text:list-item>
        <text:list-item>
          <text:p text:style-name="P33"><text:span text:style-name="T7">O índice global é calculado como </text:span><text:span text:style-name="Source_20_Text"><text:span text:style-name="T4">blockDim.x * blockIdx.x + threadIdx.x</text:span></text:span></text:p>
        </text:list-item>
        <text:list-item>
          <text:p text:style-name="P33"><text:span text:style-name="T7">Verificação </text:span><text:span text:style-name="Source_20_Text"><text:span text:style-name="T4">if (i &lt; numElements)</text:span></text:span><text:span text:style-name="T7"> evita acesso fora dos limites</text:span></text:p>
        </text:list-item>
      </text:list>
      <text:list xml:id="list172136848789366" text:continue-list="list2983502157" text:style-name="L11">
        <text:list-item>
          <text:p text:style-name="P30"><text:span text:style-name="Strong_20_Emphasis"><text:span text:style-name="T5">Configuração de Execução</text:span></text:span><text:span text:style-name="T7">:</text:span></text:p>
        </text:list-item>
      </text:list>
      <text:list xml:id="list385923145" text:style-name="L16">
        <text:list-item>
          <text:p text:style-name="P32"><text:span text:style-name="Source_20_Text"><text:span text:style-name="T4">threadsPerBlock = 256</text:span></text:span><text:span text:style-name="T7">: Número comum de threads por bloco</text:span></text:p>
        </text:list-item>
        <text:list-item>
          <text:p text:style-name="P32"><text:span text:style-name="Source_20_Text"><text:span text:style-name="T4">blocksPerGrid</text:span></text:span><text:span text:style-name="T7"> é calculado para cobrir todos os elementos</text:span></text:p>
        </text:list-item>
      </text:list>
      <text:list xml:id="list172137925849337" text:continue-list="list172136848789366" text:style-name="L11">
        <text:list-item>
          <text:p text:style-name="P30"><text:span text:style-name="Strong_20_Emphasis"><text:span text:style-name="T5">Fluxo de Execução</text:span></text:span><text:span text:style-name="T7">:</text:span></text:p>
        </text:list-item>
      </text:list>
      <text:list xml:id="list3825783179" text:style-name="L15">
        <text:list-item>
          <text:p text:style-name="P17"><text:soft-page-break/>Alocação e inicialização na CPU</text:p>
        </text:list-item>
        <text:list-item>
          <text:p text:style-name="P17">Transferência para GPU</text:p>
        </text:list-item>
        <text:list-item>
          <text:p text:style-name="P17">Execução paralela do kernel</text:p>
        </text:list-item>
        <text:list-item>
          <text:p text:style-name="P17">Transferência de volta para CPU</text:p>
        </text:list-item>
        <text:list-item>
          <text:p text:style-name="P17">Verificação dos resultados</text:p>
        </text:list-item>
      </text:list>
      <text:list xml:id="list172137914959598" text:continue-list="list172137925849337" text:style-name="L11">
        <text:list-item>
          <text:p text:style-name="P30"><text:span text:style-name="Strong_20_Emphasis"><text:span text:style-name="T5">Gerenciamento de Memória</text:span></text:span><text:span text:style-name="T7">:</text:span></text:p>
        </text:list-item>
      </text:list>
      <text:list xml:id="list3098100480" text:style-name="L14">
        <text:list-item>
          <text:p text:style-name="P31"><text:span text:style-name="Source_20_Text"><text:span text:style-name="T4">cudaMalloc</text:span></text:span><text:span text:style-name="T7"> para alocar na GPU</text:span></text:p>
        </text:list-item>
        <text:list-item>
          <text:p text:style-name="P31"><text:span text:style-name="Source_20_Text"><text:span text:style-name="T4">cudaMemcpy</text:span></text:span><text:span text:style-name="T7"> para transferir dados</text:span></text:p>
        </text:list-item>
        <text:list-item>
          <text:p text:style-name="P31"><text:span text:style-name="Source_20_Text"><text:span text:style-name="T4">cudaFree</text:span></text:span><text:span text:style-name="T7"> para liberar memória da GPU</text:span></text:p>
        </text:list-item>
      </text:list>
      <text:p text:style-name="P15">Este exemplo demonstra claramente como:</text:p>
      <text:list xml:id="list1062858362" text:style-name="L13">
        <text:list-item>
          <text:p text:style-name="P16">Dividir o trabalho entre threads/blocks</text:p>
        </text:list-item>
        <text:list-item>
          <text:p text:style-name="P16">Gerenciar memória entre CPU/GPU</text:p>
        </text:list-item>
        <text:list-item>
          <text:p text:style-name="P16">Usar os conceitos fundamentais de CUDA mencionados na aula</text:p>
        </text:list-item>
      </text:list>
      <text:p text:style-name="P13"/>
      <text:p text:style-name="P14">Tarefa 22:</text:p>
      <text:p text:style-name="P14"/>
      <text:p text:style-name="P14">implemente a simulacao simplificada da equacao de navier-Strokes para GPU em CUDA. Valide e compare os resultados com a execucao somente me CPU.<text:line-break/><text:line-break/>Adaptar meu codigo anterior.(tarefa 11)</text:p>
      <text:p text:style-name="P14"/>
      <text:p text:style-name="P26">obs.: o “for fora do atualiza”, para calcular o tempo fora da GPU 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7-15T17:21:36.342628690</dc:date>
    <meta:editing-duration>P1DT9H16M24S</meta:editing-duration>
    <meta:editing-cycles>88</meta:editing-cycles>
    <meta:document-statistic meta:table-count="1" meta:image-count="0" meta:object-count="0" meta:page-count="4" meta:paragraph-count="128" meta:word-count="715" meta:character-count="4809" meta:non-whitespace-character-count="4015"/>
  </office:meta>
</office:document-meta>
</file>